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15a6c0" officeooo:paragraph-rsid="0015a6c0" style:font-size-asian="12pt" style:font-size-complex="12pt"/>
    </style:style>
    <style:style style:name="P2" style:family="paragraph" style:parent-style-name="Preformatted_20_Text">
      <style:text-properties officeooo:rsid="00191dde" officeooo:paragraph-rsid="00191dde"/>
    </style:style>
    <style:style style:name="P3" style:family="paragraph" style:parent-style-name="Preformatted_20_Text">
      <style:text-properties officeooo:paragraph-rsid="00191dde"/>
    </style:style>
    <style:style style:name="T1" style:family="text">
      <style:text-properties officeooo:rsid="0015a6c0"/>
    </style:style>
    <style:style style:name="T2" style:family="text">
      <style:text-properties officeooo:rsid="00191d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E2Q1:</text:p>
      <text:p text:style-name="Preformatted_20_Text">public boolean bienParenthesee(String <text:span text:style-name="T1">a</text:span> ){</text:p>
      <text:p text:style-name="Preformatted_20_Text"><text:tab/><text:span text:style-name="T1">Stack &lt;Character&gt; p=new Stack &lt;Character&gt;();</text:span></text:p>
      <text:p text:style-name="Preformatted_20_Text"><text:tab/>for (int i=0;i&lt;a.length();i++ ){</text:p>
      <text:p text:style-name="Preformatted_20_Text"><text:tab/><text:tab/><text:span text:style-name="T1">if (a.charAt(i)==’(‘){</text:span></text:p>
      <text:p text:style-name="Preformatted_20_Text"><text:tab/><text:tab/><text:tab/><text:span text:style-name="T1">p.push(a.charAt(i));</text:span></text:p>
      <text:p text:style-name="Preformatted_20_Text"><text:tab/><text:tab/><text:span text:style-name="T1">}else{</text:span></text:p>
      <text:p text:style-name="Preformatted_20_Text"><text:tab/><text:tab/><text:tab/><text:span text:style-name="T1">if(p.empty()){</text:span></text:p>
      <text:p text:style-name="Preformatted_20_Text"><text:tab/><text:tab/><text:tab/><text:tab/><text:span text:style-name="T1">return false;</text:span></text:p>
      <text:p text:style-name="Preformatted_20_Text"><text:tab/><text:tab/><text:tab/><text:span text:style-name="T1">}else{</text:span></text:p>
      <text:p text:style-name="Preformatted_20_Text"><text:tab/><text:tab/><text:tab/><text:tab/><text:span text:style-name="T1">p.pop();</text:span></text:p>
      <text:p text:style-name="Preformatted_20_Text"><text:tab/><text:tab/><text:tab/><text:span text:style-name="T1">}</text:span></text:p>
      <text:p text:style-name="Preformatted_20_Text"><text:tab/><text:tab/><text:span text:style-name="T1">}</text:span></text:p>
      <text:p text:style-name="Preformatted_20_Text"><text:tab/><text:span text:style-name="T1">}</text:span></text:p>
      <text:p text:style-name="Preformatted_20_Text"><text:tab/>return p.empty(); //pile vide c true (p.empty() est une fonction booleenne) </text:p>
      <text:p text:style-name="Preformatted_20_Text">}</text:p>
      <text:p text:style-name="Preformatted_20_Text">//(oui on peut se passer d’une pile)refaire la meme que Q1 mais remplacer la pile par un compteur int </text:p>
      <text:p text:style-name="Preformatted_20_Text">E2Q2 :</text:p>
      <text:p text:style-name="Preformatted_20_Text">p<text:span text:style-name="T2">ublic boolean bienParenthesee(String s){</text:span></text:p>
      <text:p text:style-name="Preformatted_20_Text"><text:tab/><text:span text:style-name="T2">char temp;</text:span></text:p>
      <text:p text:style-name="P3"><text:tab/><text:span text:style-name="T2">Stack &lt;Character&gt; p= new Stack &lt;Character&gt;();</text:span></text:p>
      <text:p text:style-name="P3"><text:tab/><text:span text:style-name="T2">for(int i=0; i&lt;s.length();i++){</text:span></text:p>
      <text:p text:style-name="P3"><text:tab/><text:tab/><text:span text:style-name="T2">if(s.charAt(i)==’(‘ || s.charAt(i)==’[‘){</text:span></text:p>
      <text:p text:style-name="P3"><text:tab/><text:tab/><text:tab/><text:span text:style-name="T2">p.push(s.charAt(i)) ;</text:span></text:p>
      <text:p text:style-name="P3"><text:tab/><text:tab/><text:span text:style-name="T2">}else if(s.charAt(i)==’]’){</text:span></text:p>
      <text:p text:style-name="P3"><text:tab/><text:tab/><text:tab/><text:span text:style-name="T2">if(p.empty()){</text:span></text:p>
      <text:p text:style-name="P3"><text:tab/><text:tab/><text:tab/><text:tab/><text:span text:style-name="T2">return true ;</text:span></text:p>
      <text:p text:style-name="P3"><text:tab/><text:tab/><text:tab/><text:span text:style-name="T2">}</text:span></text:p>
      <text:p text:style-name="P3"><text:tab/><text:tab/><text:tab/><text:span text:style-name="T2">temp=p.pop() ;</text:span></text:p>
      <text:p text:style-name="P3"><text:tab/><text:tab/><text:span text:style-name="T2">}</text:span></text:p>
      <text:p text:style-name="P3"><text:tab/><text:span text:style-name="T2">}</text:span></text:p>
      <text:p text:style-name="P3"><text:tab/></text:p>
      <text:p text:style-name="Preformatted_20_Text"/>
      <text:p text:style-name="P2">}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1c1c1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c1c1c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12:13:18.738921044</meta:creation-date>
    <meta:generator>LibreOffice/7.4.3.2$MacOSX_X86_64 LibreOffice_project/1048a8393ae2eeec98dff31b5c133c5f1d08b890</meta:generator>
    <dc:date>2023-02-02T12:40:02.676677349</dc:date>
    <meta:editing-duration>PT41M57S</meta:editing-duration>
    <meta:editing-cycles>5</meta:editing-cycles>
    <meta:document-statistic meta:table-count="0" meta:image-count="0" meta:object-count="0" meta:page-count="1" meta:paragraph-count="33" meta:word-count="92" meta:character-count="718" meta:non-whitespace-character-count="599"/>
  </office:meta>
</office:document-meta>
</file>